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06mm"/>
    </style:style>
    <style:style style:name="co2" style:family="table-column">
      <style:table-column-properties fo:break-before="auto" style:column-width="192.65mm"/>
    </style:style>
    <style:style style:name="co3" style:family="table-column">
      <style:table-column-properties fo:break-before="auto" style:column-width="29.23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fo:border-bottom="0.06pt solid #929292" fo:border-left="0.06pt solid #929292" fo:border-right="1.3pt solid #929292" fo:border-top="0.06pt solid #929292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border-bottom="0.06pt solid #929292" style:text-align-source="fix" style:repeat-content="false" fo:border-left="0.06pt solid #929292" fo:border-right="1.3pt solid #929292" fo:border-top="0.06pt solid #929292"/>
      <style:paragraph-properties fo:text-align="center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Note link (only to imgur)</text:p>
          </table:table-cell>
          <table:table-cell table:style-name="ce2" office:value-type="string" calcext:value-type="string">
            <text:p>Token Number</text:p>
          </table:table-cell>
          <table:table-cell table:style-name="ce2" office:value-type="string" calcext:value-type="string">
            <text:p>Saved?</text:p>
          </table:table-cell>
          <table:table-cell table:style-name="ce2" table:number-columns-repeated="1020"/>
        </table:table-row>
        <table:table-row table:style-name="ro2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Page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rger</text:p>
          </table:table-cell>
          <table:table-cell table:style-name="ce4" office:value-type="string" calcext:value-type="string">
            <text:p><text:a xlink:href="http://i.imgur.com/n8wzFYd.png" xlink:type="simple">http://i.imgur.com/n8wzFYd.png</text:a>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rgest</text:p>
          </table:table-cell>
          <table:table-cell table:style-name="ce4" office:value-type="string" calcext:value-type="string">
            <text:p><text:a xlink:href="http://i.imgur.com/AmVRhlP.png" xlink:type="simple">http://i.imgur.com/AmVRhlP.png</text:a>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arge</text:p>
          </table:table-cell>
          <table:table-cell table:style-name="ce4" office:value-type="string" calcext:value-type="string">
            <text:p><text:a xlink:href="http://i.imgur.com/N9w4CgT.png" xlink:type="simple">http://i.imgur.com/N9w4CgT.png</text:a>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ad Settings</text:p>
          </table:table-cell>
          <table:table-cell table:style-name="ce4" office:value-type="string" calcext:value-type="string">
            <text:p><text:a xlink:href="http://i.imgur.com/7hi4hEj.png" xlink:type="simple">http://i.imgur.com/7hi4hEj.png</text:a>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<text:a xlink:href="http://i.imgur.com/Gy9D9Bx.png" xlink:type="simple">http://i.imgur.com/Gy9D9Bx.png</text:a>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<text:a xlink:href="http://i.imgur.com/i9mDrSN.png" xlink:type="simple">http://i.imgur.com/i9mDrSN.png</text:a>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. Unless you deleted your settings, the settings file will still be there but we have no way of associating it with you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</text:p>
            <text:p>Near the bottom of the cloud save box - <text:a xlink:href="http://i.imgur.com/SBNFBhX.png" xlink:type="simple">http://i.imgur.com/SBNFBhX.png</text:a>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n &amp; scrolling</text:p>
          </table:table-cell>
          <table:table-cell table:style-name="ce4" office:value-type="string" calcext:value-type="string">
            <text:p><text:a xlink:href="http://i.imgur.com/TIY3iVP.png" xlink:type="simple">http://i.imgur.com/TIY3iVP.png</text:a>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Only the settings that you have changed. They are detailed on the %s page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dHMDVEo.png" xlink:type="simple">http://i.imgur.com/dHMDVEo.png</text:a>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assphrases cannot feasibly be reverse engineered from a key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pN6edwb.png" xlink:type="simple">http://i.imgur.com/pN6edwb.png</text:a>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ush "%s". This removes the data from the cloud, but it remains in your browser until you click on "%s"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tqoXH0Y.png" xlink:type="simple">http://i.imgur.com/tqoXH0Y.png</text:a>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ge 4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See Also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</text:p>
            <text:p>Then at the bottom of the cloud save box - <text:a xlink:href="http://i.imgur.com/4Jo3jAf.png" xlink:type="simple">http://i.imgur.com/4Jo3jAf.png</text:a>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how pass phrase</text:p>
          </table:table-cell>
          <table:table-cell table:style-name="ce4" office:value-type="string" calcext:value-type="string">
            <text:p>Click "Load Settings" - <text:a xlink:href="http://i.imgur.com/cii6KqL.png" xlink:type="simple">http://i.imgur.com/cii6KqL.png</text:a></text:p>
            <text:p>Then - <text:a xlink:href="http://i.imgur.com/nOvjdKb.png" xlink:type="simple">http://i.imgur.com/nOvjdKb.png</text:a>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<text:a xlink:href="http://i.imgur.com/wG6ioeG.png" xlink:type="simple">http://i.imgur.com/wG6ioeG.png</text:a>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uper wide</text:p>
          </table:table-cell>
          <table:table-cell table:style-name="ce4" office:value-type="string" calcext:value-type="string">
            <text:p><text:a xlink:href="http://i.imgur.com/hAG8srI.png" xlink:type="simple">http://i.imgur.com/hAG8srI.png</text:a>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e cloud save bookmarklet is a URL that automatically enables cloud save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look in the cloud save box - <text:a xlink:href="http://i.imgur.com/fIEYjbI.png" xlink:type="simple">http://i.imgur.com/fIEYjbI.png</text:a>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e benefit of this over using the URL parameters bookmarklet is that when you change settings, they will automatically be saved in the cloud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elru00b.png" xlink:type="simple">http://i.imgur.com/elru00b.png</text:a>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is has a few benefits: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d2RxxQ8.png" xlink:type="simple">http://i.imgur.com/d2RxxQ8.png</text:a>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 do not have usernames and we don't store any personally identifiable information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pZ0pyIJ.png" xlink:type="simple">http://i.imgur.com/pZ0pyIJ.png</text:a>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 cannot reverse the passphrase key generation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vBsbibl.png" xlink:type="simple">http://i.imgur.com/vBsbibl.png</text:a>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 don't associate your IP address or browser fingerprint or any other information with the file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tbzpD5S.png" xlink:type="simple">http://i.imgur.com/tbzpD5S.png</text:a>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 save the settings file on Amazon S3 using the generated key as the name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DZOnHhY.png" xlink:type="simple">http://i.imgur.com/DZOnHhY.png</text:a>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hat information gets saved?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ta4V0Xy.png" xlink:type="simple">http://i.imgur.com/ta4V0Xy.png</text:a>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hat is the cloud save bookmarklet and how does it differ from the URL parameter bookmarklet?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YrfhzTL.png" xlink:type="simple">http://i.imgur.com/YrfhzTL.png</text:a>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hat is this?</text:p>
          </table:table-cell>
          <table:table-cell table:style-name="ce4" office:value-type="string" calcext:value-type="string">
            <text:p><text:a xlink:href="http://i.imgur.com/fDEZ8XN.png" xlink:type="simple">http://i.imgur.com/fDEZ8XN.png</text:a>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ide</text:p>
          </table:table-cell>
          <table:table-cell table:style-name="ce4" office:value-type="string" calcext:value-type="string">
            <text:p><text:a xlink:href="http://i.imgur.com/SOkVdkM.png" xlink:type="simple">http://i.imgur.com/SOkVdkM.png</text:a>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 can restore your settings after deleting cookies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pVjCXmw.png" xlink:type="simple">http://i.imgur.com/pVjCXmw.png</text:a></text:p>
          </table:table-cell>
          <table:table-cell table:style-name="ce6" office:value-type="float" office:value="495" calcext:value-type="float">
            <text:p>495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 can do this by saving your settings under a different passphrase, optionally deleting the first set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bGPC1Pf.png" xlink:type="simple">http://i.imgur.com/bGPC1Pf.png</text:a>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 </text:p>
            <text:p>Yes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Then at the bottom of the cloud save box - <text:a xlink:href="http://i.imgur.com/U73iTqu.png" xlink:type="simple">http://i.imgur.com/U73iTqu.png</text:a>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 can use Anonymous Cloud Save to store your settings in a more permanent way (on a remote server in the cloud).</text:p>
          </table:table-cell>
          <table:table-cell table:style-name="ce4" office:value-type="string" calcext:value-type="string">
            <text:p>Click "Show Bookmarklet and Settings Data" - <text:a xlink:href="http://i.imgur.com/WyGptiV.png" xlink:type="simple">http://i.imgur.com/WyGptiV.png</text:a> In the box that opens - <text:a xlink:href="http://i.imgur.com/iO3Ja0e.png" xlink:type="simple">http://i.imgur.com/iO3Ja0e.png</text:a>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 can share your settings among computers and browsers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tABFqCY.png" xlink:type="simple">http://i.imgur.com/tABFqCY.png</text:a>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 can store several sets of settings for different purposes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u2XeiaU.png" xlink:type="simple">http://i.imgur.com/u2XeiaU.png</text:a>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r passphrase is used to generate a key using the Secure Hash Algorithm known as %s, using a %s bit key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9erCvdE.png" xlink:type="simple">http://i.imgur.com/9erCvdE.png</text:a>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our passphrase never leaves the browser, only the key and the settings file associated with it.</text:p>
          </table:table-cell>
          <table:table-cell table:style-name="ce4" office:value-type="string" calcext:value-type="string">
            <text:p>Click "What is this?" - <text:a xlink:href="http://i.imgur.com/KhmRHth.png" xlink:type="simple">http://i.imgur.com/KhmRHth.png</text:a> In the cloud save box - <text:a xlink:href="http://i.imgur.com/xwcnjZL.png" xlink:type="simple">http://i.imgur.com/xwcnjZL.png</text:a>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y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2:28:13.664691000</meta:creation-date>
    <dc:date>2015-06-05T22:34:18.286830000</dc:date>
    <meta:editing-duration>PT6M6S</meta:editing-duration>
    <meta:editing-cycles>2</meta:editing-cycles>
    <meta:generator>LibreOffice/4.4.0.3$MacOSX_X86_64 LibreOffice_project/de093506bcdc5fafd9023ee680b8c60e3e0645d7</meta:generator>
    <meta:document-statistic meta:table-count="1" meta:cell-count="142" meta:object-count="0"/>
  </office:meta>
</office:document-meta>
</file>